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oueurs gagnants version 1</text:p>
      <text:p text:style-name="Standard"/>
      <text:p text:style-name="Standard">SELECT j.nom_joueur,count(*) as nb_gagnants</text:p>
      <text:p text:style-name="Standard"><text:s/>FROM joueur j </text:p>
      <text:p text:style-name="Standard">JOIN ordre_score o ON j.id_joueur=o.id_joueur</text:p>
      <text:p text:style-name="Standard">WHERE (o.id_joueur, o.id_partie, o.score) IN ( </text:p>
      <text:p text:style-name="Standard"><text:tab/>SELECT o2.id_joueur, o2.id_partie, o2.score</text:p>
      <text:p text:style-name="Standard"><text:tab/>FROM ordre_score o2</text:p>
      <text:p text:style-name="Standard"><text:tab/>WHERE (o2.id_partie, o2.score) IN (</text:p>
      <text:p text:style-name="Standard"><text:s text:c="4"/><text:tab/><text:tab/>SELECT id_partie, MAX(score)</text:p>
      <text:p text:style-name="Standard"><text:s text:c="4"/><text:tab/><text:tab/>FROM ordre_score</text:p>
      <text:p text:style-name="Standard"><text:s text:c="4"/><text:tab/>GROUP BY id_partie</text:p>
      <text:p text:style-name="Standard"><text:tab/></text:p>
      <text:p text:style-name="Standard">)</text:p>
      <text:p text:style-name="Standard"><text:s/>) </text:p>
      <text:p text:style-name="Standard">GROUP BY j.nom_joueur</text:p>
      <text:p text:style-name="Standard">ORDER <text:s/>BY nb_gagnants DESC</text:p>
      <text:p text:style-name="Standard"/>
      <text:p text:style-name="P1">Joueurs gagnants version 2</text:p>
      <text:p text:style-name="Standard"/>
      <text:p text:style-name="Standard">SELECT j.nom_joueur, COUNT(*) AS nb_gagnants</text:p>
      <text:p text:style-name="Standard">FROM joueur j</text:p>
      <text:p text:style-name="Standard">JOIN ordre_score o ON j.id_joueur = o.id_joueur</text:p>
      <text:p text:style-name="Standard">JOIN (</text:p>
      <text:p text:style-name="Standard"><text:s text:c="4"/>SELECT id_partie, MAX(score) AS max_score</text:p>
      <text:p text:style-name="Standard"><text:s text:c="4"/>FROM ordre_score</text:p>
      <text:p text:style-name="Standard"><text:s text:c="4"/>GROUP BY id_partie</text:p>
      <text:p text:style-name="Standard">) AS max_scores ON o.id_partie = max_scores.id_partie AND o.score = max_scores.max_score</text:p>
      <text:p text:style-name="Standard">GROUP BY j.nom_joueur</text:p>
      <text:p text:style-name="Standard">ORDER BY nb_gagnants DESC</text:p>
      <text:p text:style-name="Standard"/>
      <text:p text:style-name="P1">Meilleur scores. Version 1</text:p>
      <text:p text:style-name="Standard">SELECT j.nom_joueur, o.score</text:p>
      <text:p text:style-name="Standard">FROM joueur j</text:p>
      <text:p text:style-name="Standard">JOIN ordre_score o ON j.id_joueur = o.id_joueur</text:p>
      <text:p text:style-name="Standard">JOIN (</text:p>
      <text:p text:style-name="Standard"><text:s text:c="4"/>SELECT <text:s/>MAX(score) AS max_score</text:p>
      <text:p text:style-name="Standard"><text:s text:c="4"/>FROM ordre_score</text:p>
      <text:p text:style-name="Standard"><text:s text:c="4"/></text:p>
      <text:p text:style-name="Standard">) AS max_scores ON <text:s/>o.score = max_scores.max_score</text:p>
      <text:p text:style-name="Standard"/>
      <text:p text:style-name="P1">Meilleur scores. Version 2</text:p>
      <text:p text:style-name="Standard">SELECT j.nom_joueur, o.score </text:p>
      <text:p text:style-name="Standard">FROM `ordre_score` o</text:p>
      <text:p text:style-name="Standard">JOIN `joueur` j ON j.id_joueur = o.id_joueur</text:p>
      <text:p text:style-name="Standard">ORDER BY o.score DESC </text:p>
      <text:p text:style-name="Standard">LIMIT 1</text:p>
      <text:p text:style-name="Standard"/>
      <text:p text:style-name="Standard"/>
      <text:p text:style-name="Standard"/>
      <text:p text:style-name="P3"/>
      <text:p text:style-name="Standard"/>
      <text:p text:style-name="P1">joeur qui n'ont pas joué</text:p>
      <text:p text:style-name="Standard">SELECT j.nom_joueur</text:p>
      <text:p text:style-name="Standard">FROM joueur j</text:p>
      <text:p text:style-name="Standard">LEFT JOIN ordre_score o ON j.id_joueur= o.id_joueur</text:p>
      <text:p text:style-name="Standard">WHERE o.id_joueur IS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 RACINET</meta:initial-creator>
    <meta:creation-date>2025-02-21T14:29:00.84</meta:creation-date>
    <dc:date>2025-02-21T19:19:05.77</dc:date>
    <dc:creator>olivier RACINET</dc:creator>
    <meta:editing-duration>PT25M34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47" meta:word-count="176" meta:character-count="1273"/>
  </office:meta>
</office:document-meta>
</file>